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4.574cm"/>
    </style:style>
    <style:style style:name="Tableau1.B" style:family="table-column">
      <style:table-column-properties style:column-width="12.427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3.935cm" table:align="left"/>
    </style:style>
    <style:style style:name="Tableau2.A" style:family="table-column">
      <style:table-column-properties style:column-width="4.665cm"/>
    </style:style>
    <style:style style:name="Tableau2.B" style:family="table-column">
      <style:table-column-properties style:column-width="6.454cm"/>
    </style:style>
    <style:style style:name="Tableau2.C" style:family="table-column">
      <style:table-column-properties style:column-width="2.815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margin-top="0cm" fo:margin-bottom="0.247cm" style:contextual-spacing="false" fo:line-height="115%"/>
    </style:style>
    <style:style style:name="P2" style:family="paragraph" style:parent-style-name="Heading_20_2">
      <style:paragraph-properties fo:margin-top="0cm" fo:margin-bottom="0.247cm" style:contextual-spacing="false" fo:line-height="115%"/>
    </style:style>
    <style:style style:name="P3" style:family="paragraph" style:parent-style-name="Horizontal_20_Line">
      <style:paragraph-properties fo:margin-top="0cm" fo:margin-bottom="0.247cm" style:contextual-spacing="false" fo:line-height="115%"/>
    </style:style>
    <style:style style:name="P4" style:family="paragraph" style:parent-style-name="Text_20_body" style:list-style-name="L1"/>
    <style:style style:name="P5" style:family="paragraph" style:parent-style-name="Heading_20_3">
      <style:paragraph-properties fo:margin-top="0cm" fo:margin-bottom="0.247cm" style:contextual-spacing="false" fo:line-height="115%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ahier des charges — Refonte du site <text:span text:style-name="Strong_20_Emphasis">Decramp</text:span></text:h>
      <text:h text:style-name="P2" text:outline-level="2">1. Présentation du projet</text:h>
      <text:p text:style-name="Text_20_body"><text:span text:style-name="Strong_20_Emphasis">Nom du projet :</text:span> Refonte et modernisation du site web <text:span text:style-name="Emphasis">Decramp</text:span><text:line-break/><text:span text:style-name="Strong_20_Emphasis">Client / Entreprise :</text:span> Société Decramp (installations et maintenance électriques)<text:line-break/><text:span text:style-name="Strong_20_Emphasis">Réalisé par :</text:span> Boukhalfa Camil<text:line-break/><text:span text:style-name="Strong_20_Emphasis">Objectif principal :</text:span> Actualiser le site web existant pour le rendre conforme aux standards actuels (design, accessibilité, compatibilité mobile, sécurité, interactivité et ergonomie).</text:p>
      <text:p text:style-name="P3"/>
      <text:h text:style-name="P2" text:outline-level="2">2. Contexte du projet</text:h>
      <text:p text:style-name="Text_20_body">Le site actuel (<text:a xlink:type="simple" xlink:href="https://www.decramp.fr/" office:target-frame-name="_new" xlink:show="replace" text:style-name="Internet_20_link" text:visited-style-name="Visited_20_Internet_20_Link"><text:span text:style-name="Emphasis">https://www.decramp.fr/</text:span></text:a>) présente l’entreprise et ses services, mais il n’est plus à jour ni conforme aux attentes actuelles du web moderne.<text:line-break/>Cette refonte a pour but de :</text:p>
      <text:list text:style-name="L1">
        <text:list-item>
          <text:p text:style-name="P4">Moderniser l’image de la société.</text:p>
        </text:list-item>
        <text:list-item>
          <text:p text:style-name="P4">Rendre la navigation intuitive et agréable sur tous les appareils.</text:p>
        </text:list-item>
        <text:list-item>
          <text:p text:style-name="P4">Ajouter des fonctionnalités interactives (formulaire de contact, dépôt de commentaires, demande de devis, etc.).</text:p>
        </text:list-item>
        <text:list-item>
          <text:p text:style-name="P4">Optimiser les performances et la sécurité.</text:p>
        </text:list-item>
        <text:list-item>
          <text:p text:style-name="P4">Respecter les normes RGPD et d’accessibilité.</text:p>
        </text:list-item>
      </text:list>
      <text:p text:style-name="P3"/>
      <text:h text:style-name="P2" text:outline-level="2">3. Objectifs</text:h>
      <text:h text:style-name="P5" text:outline-level="3">Objectifs principaux</text:h>
      <text:list text:style-name="L2">
        <text:list-item>
          <text:p text:style-name="P6">Donner une image moderne, claire et professionnelle de la société.</text:p>
        </text:list-item>
        <text:list-item>
          <text:p text:style-name="P6">Faciliter la mise en relation entre clients et entreprise.</text:p>
        </text:list-item>
        <text:list-item>
          <text:p text:style-name="P6">Présenter clairement les services pour <text:span text:style-name="Strong_20_Emphasis">particuliers</text:span> et <text:span text:style-name="Strong_20_Emphasis">professionnels</text:span>.</text:p>
        </text:list-item>
        <text:list-item>
          <text:p text:style-name="P6">Permettre aux visiteurs de laisser un <text:span text:style-name="Strong_20_Emphasis">avis/commentaire</text:span>.</text:p>
        </text:list-item>
        <text:list-item>
          <text:p text:style-name="P6">Mettre le site aux <text:span text:style-name="Strong_20_Emphasis">normes HTML5 / CSS3 / PHP 8 / RGPD / responsive design</text:span>.</text:p>
        </text:list-item>
      </text:list>
      <text:h text:style-name="P5" text:outline-level="3">Objectifs secondaires</text:h>
      <text:list text:style-name="L3">
        <text:list-item>
          <text:p text:style-name="P7">Améliorer le référencement naturel (SEO).</text:p>
        </text:list-item>
        <text:list-item>
          <text:p text:style-name="P7">Ajouter des animations discrètes pour renforcer la modernité du site.</text:p>
        </text:list-item>
        <text:list-item>
          <text:p text:style-name="P7">Intégrer une zone d’administration simple pour consulter les messages/commentaires.</text:p>
        </text:list-item>
      </text:list>
      <text:p text:style-name="P3"/>
      <text:h text:style-name="P2" text:outline-level="2"><text:soft-page-break/>4. Public cible</text:h>
      <text:list text:style-name="L4">
        <text:list-item>
          <text:p text:style-name="P8"><text:span text:style-name="Strong_20_Emphasis">Particuliers</text:span> : souhaitant des services d’installation, dépannage ou rénovation électrique.</text:p>
        </text:list-item>
        <text:list-item>
          <text:p text:style-name="P8"><text:span text:style-name="Strong_20_Emphasis">Professionnels</text:span> : entreprises, commerces, collectivités cherchant un partenaire fiable pour leurs installations électriques.</text:p>
        </text:list-item>
        <text:list-item>
          <text:p text:style-name="P8"><text:span text:style-name="Strong_20_Emphasis">Partenaires techniques</text:span> : fournisseurs ou sous-traitants potentiels.</text:p>
        </text:list-item>
      </text:list>
      <text:p text:style-name="P3"/>
      <text:h text:style-name="P2" text:outline-level="2">5. Arborescence du site</text:h>
      <text:list text:style-name="L5">
        <text:list-item>
          <text:p text:style-name="P9"><text:span text:style-name="Strong_20_Emphasis">Accueil</text:span></text:p>
          <text:list>
            <text:list-item>
              <text:p text:style-name="P9">Présentation rapide</text:p>
            </text:list-item>
            <text:list-item>
              <text:p text:style-name="P9">Section d’accroche</text:p>
            </text:list-item>
            <text:list-item>
              <text:p text:style-name="P9">Boutons d’accès aux sections “Particuliers” et “Professionnels”</text:p>
            </text:list-item>
            <text:list-item>
              <text:p text:style-name="P9">Animation d’arrière-plan (étoiles, effet lumineux)</text:p>
            </text:list-item>
          </text:list>
        </text:list-item>
        <text:list-item>
          <text:p text:style-name="P9"><text:span text:style-name="Strong_20_Emphasis">Particuliers</text:span></text:p>
          <text:list>
            <text:list-item>
              <text:p text:style-name="P9">Description des services proposés</text:p>
            </text:list-item>
            <text:list-item>
              <text:p text:style-name="P9">Galerie d’images</text:p>
            </text:list-item>
            <text:list-item>
              <text:p text:style-name="P9">Lien vers formulaire de contact</text:p>
            </text:list-item>
          </text:list>
        </text:list-item>
        <text:list-item>
          <text:p text:style-name="P9"><text:span text:style-name="Strong_20_Emphasis">Professionnels</text:span></text:p>
          <text:list>
            <text:list-item>
              <text:p text:style-name="P9">Description des services spécialisés</text:p>
            </text:list-item>
            <text:list-item>
              <text:p text:style-name="P9">Galerie d’images</text:p>
            </text:list-item>
            <text:list-item>
              <text:p text:style-name="P9">Lien vers formulaire de contact</text:p>
            </text:list-item>
          </text:list>
        </text:list-item>
        <text:list-item>
          <text:p text:style-name="P9"><text:span text:style-name="Strong_20_Emphasis">Liens utiles</text:span></text:p>
          <text:list>
            <text:list-item>
              <text:p text:style-name="P9">Ressources partenaires et réglementaires (liens vers organismes officiels)</text:p>
            </text:list-item>
          </text:list>
        </text:list-item>
        <text:list-item>
          <text:p text:style-name="P9"><text:span text:style-name="Strong_20_Emphasis">Commentaires / Avis</text:span></text:p>
          <text:list>
            <text:list-item>
              <text:p text:style-name="P9">Système d’avis (pseudo, note par étoiles, commentaire)</text:p>
            </text:list-item>
            <text:list-item>
              <text:p text:style-name="P9">Stockage en base de données via PHP/MySQL</text:p>
            </text:list-item>
            <text:list-item>
              <text:p text:style-name="P9">Modération simple (admin ou validation automatique)</text:p>
            </text:list-item>
          </text:list>
        </text:list-item>
        <text:list-item>
          <text:p text:style-name="P9"><text:span text:style-name="Strong_20_Emphasis">Contact</text:span></text:p>
          <text:list>
            <text:list-item>
              <text:p text:style-name="P9">Formulaire (nom, prénom, e-mail, sujet, message)</text:p>
            </text:list-item>
            <text:list-item>
              <text:p text:style-name="P9">Envoi via PHP</text:p>
            </text:list-item>
            <text:list-item>
              <text:p text:style-name="P9">Affichage d’une carte (Google Maps ou équivalent)</text:p>
            </text:list-item>
          </text:list>
        </text:list-item>
        <text:list-item>
          <text:p text:style-name="P9"><text:span text:style-name="Strong_20_Emphasis">Mentions légales / RGPD</text:span></text:p>
          <text:list>
            <text:list-item>
              <text:p text:style-name="P9">Informations sur le traitement des données et les droits utilisateurs.</text:p>
            </text:list-item>
          </text:list>
        </text:list-item>
      </text:list>
      <text:p text:style-name="P3"><text:soft-page-break/></text:p>
      <text:h text:style-name="P2" text:outline-level="2">6. Fonctionnalités techniques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Fonctionnalité</text:p>
            </table:table-cell>
            <table:table-cell table:style-name="Tableau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trong_20_Emphasis">Menu burger responsive</text:span></text:p>
          </table:table-cell>
          <table:table-cell table:style-name="Tableau1.A1" office:value-type="string">
            <text:p text:style-name="Table_20_Contents">Navigation optimisée pour mobile avec animation “croix”.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Animation Hero / étoiles</text:span></text:p>
          </table:table-cell>
          <table:table-cell table:style-name="Tableau1.A1" office:value-type="string">
            <text:p text:style-name="Table_20_Contents">Effet visuel animé en JavaScript pour dynamiser la page d’accueil.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Formulaire de contact</text:span></text:p>
          </table:table-cell>
          <table:table-cell table:style-name="Tableau1.A1" office:value-type="string">
            <text:p text:style-name="Table_20_Contents">Envoi d’e-mails via PHP (sécurisé, avec validation et messages d’erreur).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Section Commentaires</text:span></text:p>
          </table:table-cell>
          <table:table-cell table:style-name="Tableau1.A1" office:value-type="string">
            <text:p text:style-name="Table_20_Contents">Enregistrement et affichage des avis utilisateurs avec notation en étoiles.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Galeries d’images</text:span></text:p>
          </table:table-cell>
          <table:table-cell table:style-name="Tableau1.A1" office:value-type="string">
            <text:p text:style-name="Table_20_Contents">Uniformisation des images avec taille et effet d’ombre.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Responsive Design</text:span></text:p>
          </table:table-cell>
          <table:table-cell table:style-name="Tableau1.A1" office:value-type="string">
            <text:p text:style-name="Table_20_Contents">Adaptation à tous les écrans (mobile, tablette, ordinateur).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Sécurité PHP</text:span></text:p>
          </table:table-cell>
          <table:table-cell table:style-name="Tableau1.A1" office:value-type="string">
            <text:p text:style-name="Table_20_Contents">Validation et nettoyage des entrées (prévention XSS et injection SQL).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Accessibilité</text:span></text:p>
          </table:table-cell>
          <table:table-cell table:style-name="Tableau1.A1" office:value-type="string">
            <text:p text:style-name="Table_20_Contents">Contraste suffisant, balises alt, structure HTML sémantique.</text:p>
          </table:table-cell>
        </table:table-row>
      </table:table>
      <text:p text:style-name="P3"/>
      <text:h text:style-name="P2" text:outline-level="2">7. Technologies utilisées</text:h>
      <text:list text:style-name="L6">
        <text:list-item>
          <text:p text:style-name="P10"><text:span text:style-name="Strong_20_Emphasis">Front-end :</text:span> HTML5, CSS3, JavaScript (vanilla)</text:p>
        </text:list-item>
        <text:list-item>
          <text:p text:style-name="P10"><text:span text:style-name="Strong_20_Emphasis">Back-end :</text:span> PHP 8</text:p>
        </text:list-item>
        <text:list-item>
          <text:p text:style-name="P10"><text:span text:style-name="Strong_20_Emphasis">Base de données :</text:span> MySQL</text:p>
        </text:list-item>
        <text:list-item>
          <text:p text:style-name="P10"><text:span text:style-name="Strong_20_Emphasis">Outils :</text:span> VS Code, Figma, GitHub, XAMPP/WAMP</text:p>
        </text:list-item>
        <text:list-item>
          <text:p text:style-name="P10"><text:span text:style-name="Strong_20_Emphasis">Versionning :</text:span> Git</text:p>
        </text:list-item>
        <text:list-item>
          <text:p text:style-name="P10"><text:span text:style-name="Strong_20_Emphasis">Hébergement :</text:span> Serveur PHP/MySQL</text:p>
        </text:list-item>
      </text:list>
      <text:p text:style-name="P3"/>
      <text:h text:style-name="P2" text:outline-level="2">8. Charte graphique (base)</text:h>
      <text:list text:style-name="L7">
        <text:list-item>
          <text:p text:style-name="P11"><text:span text:style-name="Strong_20_Emphasis">Couleurs principales :</text:span></text:p>
          <text:list>
            <text:list-item>
              <text:p text:style-name="P11">Bleu électrique (#004080) → Confiance et professionnalisme</text:p>
            </text:list-item>
            <text:list-item>
              <text:p text:style-name="P11">Jaune doré (#FFCC00) → Énergie et dynamisme</text:p>
            </text:list-item>
            <text:list-item>
              <text:p text:style-name="P11">Gris clair (#F5F5F5) → Modernité et lisibilité</text:p>
            </text:list-item>
          </text:list>
        </text:list-item>
        <text:list-item>
          <text:p text:style-name="P11"><text:span text:style-name="Strong_20_Emphasis">Typographies :</text:span></text:p>
          <text:list>
            <text:list-item>
              <text:p text:style-name="P11">Titres : <text:span text:style-name="Emphasis">Montserrat Bold</text:span></text:p>
            </text:list-item>
            <text:list-item>
              <text:p text:style-name="P11">Textes : <text:span text:style-name="Emphasis">Open Sans Regular</text:span></text:p>
            </text:list-item>
          </text:list>
        </text:list-item>
        <text:list-item>
          <text:p text:style-name="P11"><text:span text:style-name="Strong_20_Emphasis">Style visuel :</text:span></text:p>
          <text:list>
            <text:list-item>
              <text:p text:style-name="P11">Icônes simples et lisibles</text:p>
            </text:list-item>
            <text:list-item>
              <text:p text:style-name="P11">Bords arrondis, ombres douces</text:p>
            </text:list-item>
            <text:list-item>
              <text:p text:style-name="P11">Mise en avant des boutons d’action (“Contact”, “Demander un devis”)</text:p>
            </text:list-item>
            <text:list-item>
              <text:p text:style-name="P11">Animations légères au survol</text:p>
            </text:list-item>
          </text:list>
        </text:list-item>
      </text:list>
      <text:p text:style-name="P3"/>
      <text:h text:style-name="P2" text:outline-level="2"><text:soft-page-break/>9. Contraintes et normes</text:h>
      <text:list text:style-name="L8">
        <text:list-item>
          <text:p text:style-name="P12">Compatibilité navigateurs : Chrome, Edge, Firefox, Safari</text:p>
        </text:list-item>
        <text:list-item>
          <text:p text:style-name="P12">Responsive : mobile-first</text:p>
        </text:list-item>
        <text:list-item>
          <text:p text:style-name="P12">Respect du RGPD</text:p>
        </text:list-item>
        <text:list-item>
          <text:p text:style-name="P12">Normes W3C (HTML/CSS)</text:p>
        </text:list-item>
        <text:list-item>
          <text:p text:style-name="P12">Optimisation SEO (balises meta, titres hiérarchisés, texte alternatif)</text:p>
        </text:list-item>
      </text:list>
      <text:p text:style-name="P3"/>
      <text:h text:style-name="P2" text:outline-level="2">10. Planning prévisionnel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Table_20_Heading">Étape</text:p>
            </table:table-cell>
            <table:table-cell table:style-name="Tableau2.A1" office:value-type="string">
              <text:p text:style-name="Table_20_Heading">Détail</text:p>
            </table:table-cell>
            <table:table-cell table:style-name="Tableau2.A1" office:value-type="string">
              <text:p text:style-name="Table_20_Heading">Durée estimée</text:p>
            </table:table-cell>
          </table:table-row>
        </table:table-header-rows>
        <table:table-row>
          <table:table-cell table:style-name="Tableau2.A1" office:value-type="string">
            <text:p text:style-name="Table_20_Contents">1. Analyse et maquette</text:p>
          </table:table-cell>
          <table:table-cell table:style-name="Tableau2.A1" office:value-type="string">
            <text:p text:style-name="Table_20_Contents">Moodboard + wireframes (Figma)</text:p>
          </table:table-cell>
          <table:table-cell table:style-name="Tableau2.A1" office:value-type="string">
            <text:p text:style-name="Table_20_Contents">1 semaine</text:p>
          </table:table-cell>
        </table:table-row>
        <table:table-row>
          <table:table-cell table:style-name="Tableau2.A1" office:value-type="string">
            <text:p text:style-name="Table_20_Contents">2. Intégration HTML/CSS</text:p>
          </table:table-cell>
          <table:table-cell table:style-name="Tableau2.A1" office:value-type="string">
            <text:p text:style-name="Table_20_Contents">Structure + design responsive</text:p>
          </table:table-cell>
          <table:table-cell table:style-name="Tableau2.A1" office:value-type="string">
            <text:p text:style-name="Table_20_Contents">1 semaine</text:p>
          </table:table-cell>
        </table:table-row>
        <table:table-row>
          <table:table-cell table:style-name="Tableau2.A1" office:value-type="string">
            <text:p text:style-name="Table_20_Contents">3. Intégration JS</text:p>
          </table:table-cell>
          <table:table-cell table:style-name="Tableau2.A1" office:value-type="string">
            <text:p text:style-name="Table_20_Contents">Animation étoiles + menu burger</text:p>
          </table:table-cell>
          <table:table-cell table:style-name="Tableau2.A1" office:value-type="string">
            <text:p text:style-name="Table_20_Contents">3 jours</text:p>
          </table:table-cell>
        </table:table-row>
        <table:table-row>
          <table:table-cell table:style-name="Tableau2.A1" office:value-type="string">
            <text:p text:style-name="Table_20_Contents">4. Développement PHP</text:p>
          </table:table-cell>
          <table:table-cell table:style-name="Tableau2.A1" office:value-type="string">
            <text:p text:style-name="Table_20_Contents">Formulaires + commentaires</text:p>
          </table:table-cell>
          <table:table-cell table:style-name="Tableau2.A1" office:value-type="string">
            <text:p text:style-name="Table_20_Contents">1 semaine</text:p>
          </table:table-cell>
        </table:table-row>
        <table:table-row>
          <table:table-cell table:style-name="Tableau2.A1" office:value-type="string">
            <text:p text:style-name="Table_20_Contents">5. Tests et validation</text:p>
          </table:table-cell>
          <table:table-cell table:style-name="Tableau2.A1" office:value-type="string">
            <text:p text:style-name="Table_20_Contents">Tests multi-navigateurs et mobile</text:p>
          </table:table-cell>
          <table:table-cell table:style-name="Tableau2.A1" office:value-type="string">
            <text:p text:style-name="Table_20_Contents">3 jours</text:p>
          </table:table-cell>
        </table:table-row>
        <table:table-row>
          <table:table-cell table:style-name="Tableau2.A1" office:value-type="string">
            <text:p text:style-name="Table_20_Contents">6. Mise en ligne</text:p>
          </table:table-cell>
          <table:table-cell table:style-name="Tableau2.A1" office:value-type="string">
            <text:p text:style-name="Table_20_Contents">Configuration serveur + déploiement</text:p>
          </table:table-cell>
          <table:table-cell table:style-name="Tableau2.A1" office:value-type="string">
            <text:p text:style-name="Table_20_Contents">1 jour</text:p>
          </table:table-cell>
        </table:table-row>
      </table:table>
      <text:p text:style-name="P3"/>
      <text:h text:style-name="P2" text:outline-level="2">11. Livrables</text:h>
      <text:list text:style-name="L9">
        <text:list-item>
          <text:p text:style-name="P13">Maquette graphique (Figma)</text:p>
        </text:list-item>
        <text:list-item>
          <text:p text:style-name="P13">Code source complet (HTML, CSS, JS, PHP)</text:p>
        </text:list-item>
        <text:list-item>
          <text:p text:style-name="P13">Base de données MySQL (structure + données de test)</text:p>
        </text:list-item>
        <text:list-item>
          <text:p text:style-name="P13">Dossier technique</text:p>
        </text:list-item>
        <text:list-item>
          <text:p text:style-name="P13">Cahier des charges (ce document)</text:p>
        </text:list-item>
      </text:list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9T09:14:20.110846900</meta:creation-date>
    <dc:date>2025-10-15T09:50:38.247280600</dc:date>
    <meta:editing-duration>PT1M22S</meta:editing-duration>
    <meta:editing-cycles>2</meta:editing-cycles>
    <meta:generator>LibreOffice/25.2.5.2$Windows_X86_64 LibreOffice_project/03d19516eb2e1dd5d4ccd751a0d6f35f35e08022</meta:generator>
    <meta:document-statistic meta:table-count="2" meta:image-count="0" meta:object-count="0" meta:page-count="4" meta:paragraph-count="124" meta:word-count="736" meta:character-count="4828" meta:non-whitespace-character-count="4284"/>
  </office:meta>
</office:document-meta>
</file>